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fo:language="nl" fo:country="NL"/>
    </style:style>
    <style:style style:name="P2" style:parent-style-name="Standard" style:family="paragraph">
      <style:text-properties fo:language="nl" fo:country="NL"/>
    </style:style>
    <style:style style:name="P3" style:parent-style-name="Standard" style:family="paragraph">
      <style:text-properties fo:language="nl" fo:country="NL"/>
    </style:style>
    <style:style style:name="P4" style:parent-style-name="Standard" style:family="paragraph">
      <style:text-properties fo:language="nl" fo:country="NL"/>
    </style:style>
    <style:style style:name="P5" style:parent-style-name="Standard" style:family="paragraph">
      <style:text-properties fo:font-weight="bold" style:font-weight-asian="bold" style:font-weight-complex="bold" fo:language="nl" fo:country="NL"/>
    </style:style>
    <style:style style:name="T6" style:parent-style-name="Standaardalinea-lettertype" style:family="text">
      <style:text-properties fo:language="nl" fo:country="NL"/>
    </style:style>
    <style:style style:name="T7" style:parent-style-name="Standaardalinea-lettertype" style:family="text">
      <style:text-properties fo:language="nl" fo:country="NL"/>
    </style:style>
    <style:style style:name="T8" style:parent-style-name="Standaardalinea-lettertype" style:family="text">
      <style:text-properties fo:font-weight="bold" style:font-weight-asian="bold" style:font-weight-complex="bold" fo:language="nl" fo:country="NL"/>
    </style:style>
    <style:style style:name="T9" style:parent-style-name="Standaardalinea-lettertype" style:family="text">
      <style:text-properties fo:language="nl" fo:country="NL"/>
    </style:style>
    <style:style style:name="T10" style:parent-style-name="Standaardalinea-lettertype" style:family="text">
      <style:text-properties fo:font-weight="bold" style:font-weight-asian="bold" style:font-weight-complex="bold" fo:language="nl" fo:country="NL"/>
    </style:style>
    <style:style style:name="P11" style:parent-style-name="Standard" style:family="paragraph">
      <style:text-properties fo:language="nl" fo:country="NL"/>
    </style:style>
    <style:style style:name="P12" style:parent-style-name="Standard" style:family="paragraph">
      <style:text-properties fo:language="nl" fo:country="NL"/>
    </style:style>
    <style:style style:name="P13" style:parent-style-name="Standard" style:list-style-name="LFO2" style:family="paragraph">
      <style:text-properties fo:language="nl" fo:country="NL"/>
    </style:style>
    <style:style style:name="P14" style:parent-style-name="Standard" style:list-style-name="LFO2" style:family="paragraph">
      <style:text-properties fo:language="nl" fo:country="NL"/>
    </style:style>
    <style:style style:name="P15" style:parent-style-name="Standard" style:list-style-name="LFO2" style:family="paragraph">
      <style:text-properties fo:language="nl" fo:country="NL"/>
    </style:style>
    <style:style style:name="P16" style:parent-style-name="Standard" style:list-style-name="LFO2" style:family="paragraph">
      <style:text-properties fo:language="nl" fo:country="NL"/>
    </style:style>
    <style:style style:name="P17" style:parent-style-name="Standard" style:list-style-name="LFO2" style:family="paragraph">
      <style:text-properties fo:language="nl" fo:country="NL"/>
    </style:style>
    <style:style style:name="P18" style:parent-style-name="Standard" style:list-style-name="LFO2" style:family="paragraph">
      <style:text-properties fo:language="nl" fo:country="NL"/>
    </style:style>
    <style:style style:name="P19" style:parent-style-name="Standard" style:family="paragraph">
      <style:text-properties fo:language="nl" fo:country="NL"/>
    </style:style>
    <style:style style:name="P20" style:parent-style-name="Standard" style:family="paragraph">
      <style:text-properties fo:font-weight="bold" style:font-weight-asian="bold" style:font-weight-complex="bold" fo:language="nl" fo:country="NL"/>
    </style:style>
    <style:style style:name="P21" style:parent-style-name="Standard" style:family="paragraph">
      <style:text-properties fo:language="nl" fo:country="NL"/>
    </style:style>
    <style:style style:name="P22" style:parent-style-name="Standard" style:list-style-name="LFO2" style:family="paragraph">
      <style:text-properties fo:language="nl" fo:country="NL"/>
    </style:style>
    <style:style style:name="P23" style:parent-style-name="Standard" style:list-style-name="LFO2" style:family="paragraph"/>
    <style:style style:name="P24" style:parent-style-name="Standard" style:list-style-name="LFO2" style:family="paragraph">
      <style:text-properties fo:language="nl" fo:country="NL"/>
    </style:style>
    <style:style style:name="P25" style:parent-style-name="Standard" style:list-style-name="LFO2" style:family="paragraph">
      <style:text-properties fo:language="nl" fo:country="NL"/>
    </style:style>
    <style:style style:name="P26" style:parent-style-name="Standard" style:list-style-name="LFO2" style:family="paragraph">
      <style:text-properties fo:language="nl" fo:country="NL"/>
    </style:style>
    <style:style style:name="P27" style:parent-style-name="Standard" style:list-style-name="LFO2" style:family="paragraph">
      <style:text-properties fo:language="nl" fo:country="NL"/>
    </style:style>
    <style:style style:name="P28" style:parent-style-name="Standard" style:family="paragraph">
      <style:text-properties fo:language="nl" fo:country="NL"/>
    </style:style>
    <style:style style:name="P29" style:parent-style-name="Standard" style:family="paragraph">
      <style:text-properties fo:font-weight="bold" style:font-weight-asian="bold" style:font-weight-complex="bold" fo:language="nl" fo:country="NL"/>
    </style:style>
    <style:style style:name="P30" style:parent-style-name="Standard" style:family="paragraph">
      <style:text-properties fo:language="nl" fo:country="NL"/>
    </style:style>
    <style:style style:name="P31" style:parent-style-name="Standard" style:family="paragraph">
      <style:text-properties fo:font-style="italic" style:font-style-asian="italic" style:font-style-complex="italic" fo:language="nl" fo:country="NL"/>
    </style:style>
    <style:style style:name="P32" style:parent-style-name="Standard" style:family="paragraph">
      <style:text-properties fo:language="nl" fo:country="NL"/>
    </style:style>
    <style:style style:name="P33" style:parent-style-name="Standard" style:family="paragraph">
      <style:text-properties fo:language="nl" fo:country="NL"/>
    </style:style>
    <style:style style:name="P34" style:parent-style-name="Standard" style:family="paragraph">
      <style:text-properties fo:language="nl" fo:country="NL"/>
    </style:style>
    <style:style style:name="P35" style:parent-style-name="Standard" style:family="paragraph">
      <style:text-properties fo:language="nl" fo:country="NL"/>
    </style:style>
    <style:style style:name="P36" style:parent-style-name="Standard" style:family="paragraph">
      <style:text-properties fo:font-style="italic" style:font-style-asian="italic" style:font-style-complex="italic" fo:language="nl" fo:country="NL"/>
    </style:style>
    <style:style style:name="P37" style:parent-style-name="Standard" style:family="paragraph">
      <style:text-properties fo:language="nl" fo:country="NL"/>
    </style:style>
    <style:style style:name="P38" style:parent-style-name="Standard" style:family="paragraph">
      <style:text-properties fo:language="nl" fo:country="NL"/>
    </style:style>
    <style:style style:name="P39" style:parent-style-name="Standard" style:family="paragraph">
      <style:text-properties fo:font-weight="bold" style:font-weight-asian="bold" style:font-weight-complex="bold" fo:language="nl" fo:country="NL"/>
    </style:style>
    <style:style style:name="T40" style:parent-style-name="Standaardalinea-lettertype" style:family="text">
      <style:text-properties fo:language="nl" fo:country="NL"/>
    </style:style>
    <style:style style:name="T41" style:parent-style-name="Standaardalinea-lettertype" style:family="text">
      <style:text-properties fo:language="nl" fo:country="NL"/>
    </style:style>
  </office:automatic-styles>
  <office:body>
    <office:text text:use-soft-page-breaks="true">
      <text:p text:style-name="P1">Korte handleiding</text:p>
      <text:p text:style-name="P2"/>
      <text:p text:style-name="P3">Hopelijk heeft u veel plezier van deze computer.<text:s/>In deze handleiding vind u een paar handige tips.</text:p>
      <text:p text:style-name="P4"/>
      <text:p text:style-name="P5">Algemeen</text:p>
      <text:p text:style-name="Standard"><text:span text:style-name="T6">Allereerst zal de computer af en toe om een<text:s/></text:span><text:span text:style-name="T7">gebruikersnaam en wachtwoord vragen. Voor deze computer is de gebruikersnaam<text:s/></text:span><text:span text:style-name="T8">gebruiker</text:span><text:span text:style-name="T9"><text:s/>en het wachtwoord<text:s/></text:span><text:span text:style-name="T10">Welkom.123!</text:span></text:p>
      <text:p text:style-name="P11"/>
      <text:p text:style-name="P12">Het is sterk aan te raden om dit wachtwoord uit veiligheidsoverwegingen zo snel mogelijk aan te passen! U doet dat als volgt:</text:p>
      <text:list text:style-name="LFO2" text:continue-numbering="true">
        <text:list-item>
          <text:p text:style-name="P13">U klikt op start</text:p>
        </text:list-item>
        <text:list-item>
          <text:p text:style-name="P14">Dan op<text:s/>instellingen (het tandwieltje)</text:p>
        </text:list-item>
        <text:list-item>
          <text:p text:style-name="P15">Dan op accounts</text:p>
        </text:list-item>
        <text:list-item>
          <text:p text:style-name="P16">Dan op aanmeldingsopties</text:p>
        </text:list-item>
        <text:list-item>
          <text:p text:style-name="P17">Dan op wachtwoord</text:p>
        </text:list-item>
        <text:list-item>
          <text:p text:style-name="P18">Vervolgens op wijzigen</text:p>
        </text:list-item>
      </text:list>
      <text:p text:style-name="P19"/>
      <text:p text:style-name="P20">Software</text:p>
      <text:p text:style-name="P21">U kunt de volgende programma’s op deze laptop vinden:</text:p>
      <text:list text:style-name="LFO2" text:continue-numbering="true">
        <text:list-item>
          <text:p text:style-name="P22">Firefox en Chrome om te internetten</text:p>
        </text:list-item>
        <text:list-item>
          <text:p text:style-name="P23">Thunderbird voor email en agenda</text:p>
        </text:list-item>
        <text:list-item>
          <text:p text:style-name="P24">LibreOffice als vervanger voor Word, Excel etc. U<text:s/>kunt er alle normale Microsoft office bestanden mee openen en bewerken</text:p>
        </text:list-item>
        <text:list-item>
          <text:p text:style-name="P25">Teamviewer voor hulp op afstand. Hiermee kunt u mensen op afstand toegang geven tot uw computer.</text:p>
        </text:list-item>
        <text:list-item>
          <text:p text:style-name="P26">VLC media player voor het afspelen van muziek en video bestanden</text:p>
        </text:list-item>
        <text:list-item>
          <text:p text:style-name="P27">Microsoft Teams en Zoom: voor het kunnen deelnemen aan online bijeenkomsten en thuiswerken</text:p>
        </text:list-item>
      </text:list>
      <text:p text:style-name="P28"/>
      <text:p text:style-name="P29">Bekende foutmeldingen</text:p>
      <text:p text:style-name="P30"/>
      <text:p text:style-name="P31">Melding bij opstarten</text:p>
      <text:p text:style-name="P32">Deze computer is al een tijd gebruikt.<text:s/>Een veel voorkomende situatie is dat bij het opstarten een foutmelding over de accu, batterij of CMOS wordt gegeven. In alle gevallen is de oorzaak doorgaans een zwakke accu of batterij in de computer. U kunt altijd op de aangegeven knop drukken om door te gaan met opstarten. Dit kan geen kwaad.</text:p>
      <text:p text:style-name="P33"/>
      <text:p text:style-name="P34">Een gevolg van deze foutmelding is wel, dat de datum en tijd niet kloppen zodra de computer is opgestart. Dit corrigeert de computer vanzelf zodra hij een internetverbinding heeft. Let wel op: veel<text:s/>websites zullen pas werken zodra de computer de datum en tijd heeft gecorrigeerd. Dat gebeurt meestal binnen 5 minuten na het activeren van de internetverbinding.</text:p>
      <text:p text:style-name="P35"/>
      <text:p text:style-name="P36">Computer start niet op</text:p>
      <text:p text:style-name="P37">Een gevolg van de zwakke accu kan ook zijn dat een laptop helemaal niet op wil starten. In dat geval moet u de laptop even met de lader van stroom voorzien. Na 1-2 minuten wachten zal de laptop dan wel opstarten.</text:p>
      <text:p text:style-name="P38"/>
      <text:p text:style-name="P39">Overig</text:p>
      <text:soft-page-break/>
      <text:p text:style-name="Standard"><text:span text:style-name="T40">Mocht de computer om wat voor reden niet voldoen voor de doelen waarvoor u het wilt gebruik</text:span><text:span text:style-name="T41">en, neem dan graag even contact op. Het kan zijn dat ik hem dan kan omruilen voor een computer die beter past bij uw situati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Ede, Pieter van</dc:creator>
    <meta:creation-date>2022-08-05T06:06:00Z</meta:creation-date>
    <dc:date>2022-08-05T06:15:00Z</dc:date>
    <meta:print-date>2022-08-01T06:27:00Z</meta:print-date>
    <meta:template xlink:href="Normal.dotm" xlink:type="simple"/>
    <meta:editing-cycles>5</meta:editing-cycles>
    <meta:editing-duration>PT540S</meta:editing-duration>
    <meta:user-defined meta:name="MSIP_Label_d2dc6f62-bb58-4b94-b6ca-9af54699d31b_Enabled">true</meta:user-defined>
    <meta:user-defined meta:name="MSIP_Label_d2dc6f62-bb58-4b94-b6ca-9af54699d31b_SetDate">2022-08-01T06:27:15Z</meta:user-defined>
    <meta:user-defined meta:name="MSIP_Label_d2dc6f62-bb58-4b94-b6ca-9af54699d31b_Method">Standard</meta:user-defined>
    <meta:user-defined meta:name="MSIP_Label_d2dc6f62-bb58-4b94-b6ca-9af54699d31b_Name">d2dc6f62-bb58-4b94-b6ca-9af54699d31b</meta:user-defined>
    <meta:user-defined meta:name="MSIP_Label_d2dc6f62-bb58-4b94-b6ca-9af54699d31b_SiteId">d7790549-8c35-40ea-ad75-954ac3e86be8</meta:user-defined>
    <meta:user-defined meta:name="MSIP_Label_d2dc6f62-bb58-4b94-b6ca-9af54699d31b_ActionId">928133bc-b080-4fd8-ab11-b1bf8109fddc</meta:user-defined>
    <meta:user-defined meta:name="MSIP_Label_d2dc6f62-bb58-4b94-b6ca-9af54699d31b_ContentBits">0</meta:user-defined>
    <meta:document-statistic meta:page-count="2" meta:paragraph-count="4" meta:word-count="348" meta:character-count="2263" meta:row-count="15" meta:non-whitespace-character-count="1919"/>
  </office:meta>
</office:document-meta>
</file>